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4.87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4cm" fo:min-width="5.67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8cm" fo:min-width="2.6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style:paragraph-properties fo:text-align="center"/>
      <style:text-properties fo:color="#ffffff"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xml:id="id5" draw:id="id5" draw:layer="layout" svg:width="7.6cm" svg:height="2.7cm" svg:x="6.6cm" svg:y="1.4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7.6cm" svg:height="2.7cm" svg:x="6.5cm" svg:y="25.7cm">
          <text:p text:style-name="P1"><text:span text:style-name="T1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9.8cm" svg:height="3cm" svg:x="5.3cm" svg:y="5.7cm">
          <text:p text:style-name="P3">Pobierz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1" draw:id="id1" draw:layer="layout" svg:width="6.2cm" svg:height="6.1cm" svg:x="8.2cm" svg:y="10.2cm">
          <text:p text:style-name="P3">Czy liczba podzielna</text:p>
          <text:p text:style-name="P3"><text:s/>jest przez 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" draw:id="id2" draw:layer="layout" svg:width="9.8cm" svg:height="3cm" svg:x="1.4cm" svg:y="18.4cm">
          <text:p text:style-name="P3">Wyprowadź: parzy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3" draw:id="id3" draw:layer="layout" svg:width="9.8cm" svg:height="3cm" svg:x="10.9cm" svg:y="18.5cm">
          <text:p text:style-name="P3">Wyprowadź: nieparzy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svg:x1="8.2cm" svg:y1="13.25cm" svg:x2="6.3cm" svg:y2="18.4cm" draw:start-shape="id1" draw:start-glue-point="5" draw:end-shape="id2" draw:end-glue-point="5" svg:d="M8200 13250h-1900v5150" svg:viewBox="0 0 1901 5151">
          <text:p text:style-name="P3">Tak</text:p>
        </draw:connector>
        <draw:connector draw:style-name="gr4" draw:text-style-name="P4" draw:layer="layout" svg:x1="14.4cm" svg:y1="13.25cm" svg:x2="17.025cm" svg:y2="18.5cm" draw:start-shape="id1" draw:start-glue-point="7" draw:end-shape="id3" draw:end-glue-point="4" svg:d="M14400 13250h2625v5250" svg:viewBox="0 0 2626 5251">
          <text:p text:style-name="P3">Nie</text:p>
        </draw:connector>
        <draw:connector draw:style-name="gr5" draw:text-style-name="P4" draw:layer="layout" svg:x1="10.2cm" svg:y1="8.7cm" svg:x2="11.3cm" svg:y2="10.2cm" draw:start-shape="id4" draw:start-glue-point="8" draw:end-shape="id1" draw:end-glue-point="4" svg:d="M10200 8700v751h1100v749" svg:viewBox="0 0 1101 1501">
          <text:p/>
        </draw:connector>
        <draw:connector draw:style-name="gr5" draw:text-style-name="P4" draw:layer="layout" svg:x1="10.4cm" svg:y1="4.1cm" svg:x2="10.2cm" svg:y2="5.7cm" draw:start-shape="id5" draw:end-shape="id4" draw:end-glue-point="5" svg:d="M10400 4100v801h-200v799" svg:viewBox="0 0 201 1601">
          <text:p/>
        </draw:connector>
        <draw:connector draw:style-name="gr5" draw:text-style-name="P4" draw:layer="layout" svg:x1="6.3cm" svg:y1="21.4cm" svg:x2="7.613cm" svg:y2="26.095cm" draw:start-shape="id2" draw:start-glue-point="8" draw:end-shape="id6" draw:end-glue-point="5" svg:d="M6300 21400v2151h1313v2544" svg:viewBox="0 0 1314 4696">
          <text:p/>
        </draw:connector>
        <draw:connector draw:style-name="gr5" draw:text-style-name="P4" draw:layer="layout" svg:x1="15.8cm" svg:y1="21.5cm" svg:x2="12.987cm" svg:y2="26.095cm" draw:start-shape="id3" draw:end-shape="id6" draw:end-glue-point="11" svg:d="M15800 21500v2101h-2813v2494" svg:viewBox="0 0 2814 459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1:29:01.304506102</meta:creation-date>
    <dc:date>2020-09-17T11:39:22.640617452</dc:date>
    <meta:editing-duration>PT11S</meta:editing-duration>
    <meta:editing-cycles>1</meta:editing-cycles>
    <meta:document-statistic meta:object-count="12"/>
    <meta:generator>LibreOffice/6.4.5.2$Linux_X86_64 LibreOffice_project/40$Build-2</meta:generator>
  </office:meta>
</office:document-meta>
</file>